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047cm"/>
        </style:tab-stops>
      </style:paragraph-properties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4" style:family="paragraph" style:parent-style-name="Standard">
      <style:paragraph-properties fo:margin-left="0.441cm" fo:margin-right="0cm" fo:text-indent="0cm" style:auto-text-indent="false"/>
    </style:style>
    <style:style style:name="P5" style:family="paragraph" style:parent-style-name="Standard">
      <style:paragraph-properties fo:margin-left="0.441cm" fo:margin-right="0cm" fo:text-indent="0cm" style:auto-text-indent="false"/>
      <style:text-properties fo:background-color="#ffff00"/>
    </style:style>
    <style:style style:name="P6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53cm solid #2e74b5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2"/>
    <style:style style:name="P9" style:family="paragraph" style:parent-style-name="List_20_Paragraph" style:list-style-name="WWNum2">
      <style:paragraph-properties>
        <style:tab-stops>
          <style:tab-stop style:position="3.792cm"/>
        </style:tab-stops>
      </style:paragraph-properties>
    </style:style>
    <style:style style:name="P10" style:family="paragraph" style:parent-style-name="List_20_Paragraph" style:list-style-name="WWNum4"/>
    <style:style style:name="P11" style:family="paragraph" style:parent-style-name="List_20_Paragraph" style:list-style-name="WWNum3">
      <style:text-properties fo:background-color="#ffff00"/>
    </style:style>
    <style:style style:name="P12" style:family="paragraph" style:parent-style-name="List_20_Paragraph" style:list-style-name="WWNum2">
      <style:text-properties fo:background-color="#ffff00"/>
    </style:style>
    <style:style style:name="P13" style:family="paragraph" style:parent-style-name="List_20_Paragraph" style:list-style-name="WWNum4">
      <style:text-properties fo:background-color="#ffff00"/>
    </style:style>
    <style:style style:name="T1" style:family="text">
      <style:text-properties fo:color="#2f5496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arrollo de Aplicación Web para Intercambio de Servicios en PHP</text:span></text:p>
      <text:p text:style-name="Standard"><text:span text:style-name="T2">Este ejercicio consiste en la realización de una aplicación a lo largo del curso. Durante esta primera evaluación realizaremos 3 fases: la parte correspondiente a formularios, ficheros y sesiones.</text:span></text:p>
      <text:p text:style-name="Standard"><text:span text:style-name="T2">Esta primera fase es de entrega voluntaria. La nota se tendrá en cuenta como puntos extra siempre y cuando la nota del examen sea al menos un 5.</text:span></text:p>
      <text:p text:style-name="Standard">Finalmente crearéis una aplicación de intercambio de servicios entre usuarios. Los usuarios de nuestra aplicación podrán:</text:p>
      <text:list xml:id="list3190570826198399328" text:style-name="WWNum3">
        <text:list-item>
          <text:p text:style-name="P11">Registrarse en nuestra página</text:p>
        </text:list-item>
        <text:list-item>
          <text:p text:style-name="P11">Iniciar sesión</text:p>
        </text:list-item>
        <text:list-item>
          <text:p text:style-name="P11">Modificar algunos de sus campos del perfil de Usuario</text:p>
        </text:list-item>
        <text:list-item>
          <text:p text:style-name="P11">Gestión de Servicios. Los usuarios pueden crear los servicios que estén dispuestos a ofrecer a otros usuarios.</text:p>
        </text:list-item>
        <text:list-item>
          <text:p text:style-name="P7">Búsqueda de servicios disponibles utilizando varios filtros, como palabras clave, categorías, …</text:p>
        </text:list-item>
        <text:list-item>
          <text:p text:style-name="P7">Solicitud de Servicios. Los usuarios podrán enviar solicitudes a otros usuarios para utilizar sus servicios.</text:p>
        </text:list-item>
        <text:list-item>
          <text:p text:style-name="P7">Los propietarios de los servicios deben recibir notificaciones de las solicitudes y poder aceptar o rechazarlas.</text:p>
        </text:list-item>
        <text:list-item>
          <text:p text:style-name="P7">Calificaciones y Comentarios. Los usuarios deben poder calificar y dejar comentarios sobre los servicios que han utilizado.</text:p>
        </text:list-item>
      </text:list>
      <text:p text:style-name="Standard">La práctica se divide en varias fases, que incluyen la creación de formularios, almacenamiento en ficheros de texto, <text:s/>la gestión de cookies y sesiones, el acceso a bases de datos y la implementación de servicios web. La aplicación contará con dos tipos de usuarios: "administrador" y "usuario genérico" que podrán realizar acciones diferentes en la aplicación.</text:p>
      <text:p text:style-name="Standard">Además, se incorporarán medidas de seguridad, como la autenticación de la cuenta de correo electrónico y el uso de tokens para prevenir ataques CSRF. </text:p>
      <text:p text:style-name="Standard"><text:span text:style-name="T2">La práctica la realizaréis en grupos de dos </text:span>personas o individualmente sino es posible realizarla en grupo. Para mejorar el trabajo en equipo crearéis un repositorio en GITHUB<text:span text:style-name="T2">, el nombre del repositorio estará compuesto por el grupo seguido de vuestros nombre (7S_pablo_juan)</text:span>. Desde el inicio me invitaréis para poder realizar el seguimiento. Una vez finalizada cada una de las fases subiréis el resultado a AULES.</text:p>
      <text:p text:style-name="Standard">A la hora de evaluar solo tendré en cuenta la parte de código del lado Servidor. No es obligatorio utilizar CSS.</text:p>
      <text:p text:style-name="P3"><text:span text:style-name="T3">Fase 1: Formularios (0,5 puntos)</text:span></text:p>
      <text:p text:style-name="Standard"><text:soft-page-break/><text:span text:style-name="T2">En esta fase, os centraréis en la creación y procesamiento de los formularios que permitan a los usuarios registrarse, formulario de login, <text:s/>modificar sus perfiles y dar de alta servicios a compartir.</text:span></text:p>
      <text:p text:style-name="Standard"><text:span text:style-name="T2">No se deben incluir validaciones del lado cliente ni con HTML5 ni con JS.</text:span></text:p>
      <text:p text:style-name="P2">Usaremos las funciones de sanitización y validación vistas en clase.</text:p>
      <text:p text:style-name="Standard">Crearemos de manera dinámica todos los controles tipo radio, check o select. ¿Como?</text:p>
      <text:p text:style-name="Standard"><text:span text:style-name="T5">Tareas a realizar en la Fase 1</text:span></text:p>
      <text:p text:style-name="Standard"><text:span text:style-name="T4">Antes de crear los formularios planifica el mapa de la aplicación completa y puedes </text:span><text:span text:style-name="T6">crear</text:span><text:span text:style-name="T4"> unos sencillos mockups. Súbelo también a GITHUB.</text:span></text:p>
      <text:p text:style-name="P2"><text:span text:style-name="T2">Formulario de Registro</text:span></text:p>
      <text:p text:style-name="Standard">Los usuarios deben poder registrarse proporcionando los siguientes datos:</text:p>
      <text:list xml:id="list3281251678851827757" text:style-name="WWNum2">
        <text:list-item>
          <text:p text:style-name="P8">Nombre completo. (obligatorio)</text:p>
        </text:list-item>
        <text:list-item>
          <text:p text:style-name="P8">Dirección de correo electrónico. (obligatorio)</text:p>
        </text:list-item>
        <text:list-item>
          <text:p text:style-name="P9">Contraseña. (obligatorio)</text:p>
        </text:list-item>
        <text:list-item>
          <text:p text:style-name="P9">Fecha de nacimiento. Sólo permitiremos el registro de mayores de edad. (obligatorio)</text:p>
        </text:list-item>
        <text:list-item>
          <text:p text:style-name="P9">Foto de perfil (campo voluntario)</text:p>
        </text:list-item>
        <text:list-item>
          <text:p text:style-name="P9">Idioma preferente (campo voluntario) Daremos a los usuarios una lista de idiomas para que seleccionen uno o más de uno.</text:p>
        </text:list-item>
        <text:list-item>
          <text:p text:style-name="P9">Descripción personal (campo voluntario)</text:p>
        </text:list-item>
      </text:list>
      <text:p text:style-name="P2"><text:span text:style-name="T2">Formulario de Inicio de Sesión</text:span></text:p>
      <text:p text:style-name="Standard"><text:s text:c="3"/>Los usuarios registrados iniciarán sesión en la aplicación utilizando su dirección de correo electrónico y contraseña.</text:p>
      <text:p text:style-name="P2"><text:span text:style-name="T2"><text:s/>Formulario de Perfil de Usuario</text:span></text:p>
      <text:p text:style-name="Standard"><text:s text:c="3"/>Cada usuario puede modificar la información de algunos de los campos de su perfil:</text:p>
      <text:list xml:id="list38325374" text:continue-numbering="true" text:style-name="WWNum2">
        <text:list-item>
          <text:p text:style-name="P9">Contraseña. </text:p>
        </text:list-item>
        <text:list-item>
          <text:p text:style-name="P9">Foto de perfil </text:p>
        </text:list-item>
        <text:list-item>
          <text:p text:style-name="P9">Idioma preferente </text:p>
        </text:list-item>
        <text:list-item>
          <text:p text:style-name="P9">Descripción personal </text:p>
        </text:list-item>
      </text:list>
      <text:p text:style-name="P5"><text:span text:style-name="T2">Formulario Alta servicio</text:span></text:p>
      <text:list xml:id="list38311623" text:continue-numbering="true" text:style-name="WWNum2">
        <text:list-item>
          <text:p text:style-name="P9"><text:s text:c="4"/>Título`: Título o nombre del servicio. (obligatorio)</text:p>
        </text:list-item>
        <text:list-item>
          <text:p text:style-name="P9"><text:s text:c="4"/>Categoría: <text:s/>Categoría a la que pertenece el servicio, les daremos una lista de categorías para que el usuario elija en la categoría que pertenece. (obligatorio)</text:p>
        </text:list-item>
        <text:list-item>
          <text:p text:style-name="P9"><text:s text:c="3"/>Descripcion: Descripción detallada del servicio. (obligatorio)</text:p>
        </text:list-item>
        <text:list-item>
          <text:p text:style-name="P9"><text:soft-page-break/>Tipo: El usuario elije si es servicio para intercambio o de pago (obligatorio)</text:p>
        </text:list-item>
        <text:list-item>
          <text:p text:style-name="P9"><text:s text:c="4"/>Precio_por_hora: Precio por hora del servicio, en caso de que sea de pago. (voluntario)</text:p>
        </text:list-item>
        <text:list-item>
          <text:p text:style-name="P9"><text:s text:c="4"/>Ubicacion: Ubicación del servicio. (obligatorio)</text:p>
        </text:list-item>
        <text:list-item>
          <text:p text:style-name="P9"><text:s text:c="4"/>Disponibilidad: Información sobre la disponibilidad del servicio. Ofreceremos diferentes opciones, por ejemplo mañanas, tardes, noches, completa, fines de semana, ... (obligatoria)</text:p>
        </text:list-item>
        <text:list-item>
          <text:p text:style-name="P9"><text:s text:c="4"/>Foto del servicio: Foto referente al servicio (voluntario)</text:p>
        </text:list-item>
      </text:list>
      <text:p text:style-name="P3"><text:span text:style-name="T3">Fase 2: Ficheros (0,5 puntos)</text:span></text:p>
      <text:p text:style-name="P4"><text:span text:style-name="T5">En esta fase almacenaremos en ficheros de texto los datos de usuarios, servicios y log errores login. No profundizaremos más en el almacenamiento ya que lo haremos más adelante en acceso a BD.</text:span></text:p>
      <text:p text:style-name="Standard"><text:span text:style-name="T5">Tareas a realizar en la Fase 2</text:span></text:p>
      <text:list xml:id="list38328962" text:continue-numbering="true" text:style-name="WWNum2">
        <text:list-item>
          <text:p text:style-name="P12"><text:span text:style-name="T4">En los formularios de </text:span><text:span text:style-name="T5">registro </text:span><text:span text:style-name="T4">y</text:span><text:span text:style-name="T5"> alta de servicio, </text:span><text:span text:style-name="T4">una vez los datos son correctos almacénalos en sendos ficheros usuarios.txt y servicios.txt. En cada caso un usuario o servicio en cada línea del fichero añadiendo la fecha de alta.</text:span></text:p>
        </text:list-item>
        <text:list-item>
          <text:p text:style-name="P12"><text:span text:style-name="T4">Crearemos un fichero </text:span><text:span text:style-name="T5">logLogin.txt</text:span><text:span text:style-name="T4"> donde </text:span><text:span text:style-name="T5">almacenaremos usuario, contraseña y fecha</text:span><text:span text:style-name="T4"> cuando se produzca un fallo de autentificación en el login.</text:span></text:p>
        </text:list-item>
        <text:list-item>
          <text:p text:style-name="P12"><text:span text:style-name="T4">Implementa el </text:span><text:span text:style-name="T5">login</text:span><text:span text:style-name="T4">, comprobando si usuario y contraseña son correctos.</text:span></text:p>
        </text:list-item>
        <text:list-item>
          <text:p text:style-name="P12"><text:span text:style-name="T4">Una vez el usuario se ha logueado pasará a una </text:span><text:span text:style-name="T5">página privada</text:span><text:span text:style-name="T4"> donde se mostrarán todos los servicios disponibles y al menos un enlace para poder dar de alta un servicio nuevo.</text:span></text:p>
        </text:list-item>
        <text:list-item>
          <text:p text:style-name="P12"><text:span text:style-name="T4">En la página inicial de la aplicación aparecerá una lista con el </text:span><text:span text:style-name="T5">Título de los servicios. </text:span><text:span text:style-name="T4">Además el usuario podrá registrarse, loguearse.</text:span></text:p>
        </text:list-item>
      </text:list>
      <text:p text:style-name="P3"><text:span text:style-name="T3">Fase 3: Sesiones (0,5 puntos)</text:span></text:p>
      <text:p text:style-name="Standard"><text:span text:style-name="T4">En esta fase implementaremos mecanismos de gestión de sesiones y cookies. Implementa también mecanismos de seguridad en sesiones.</text:span></text:p>
      <text:p text:style-name="Standard"><text:span text:style-name="T5">Tareas a realizar en la Fase 3</text:span></text:p>
      <text:list xml:id="list8089027030345699492" text:style-name="WWNum4">
        <text:list-item>
          <text:p text:style-name="P13"><text:span text:style-name="T4">Almacena en variables de sesión los datos necesario una vez el usuario se ha logueado.</text:span></text:p>
        </text:list-item>
        <text:list-item>
          <text:p text:style-name="P13"><text:span text:style-name="T4">Asegura que en la parte privada de la aplicación no pueden entrar los usuarios no logueados.</text:span></text:p>
        </text:list-item>
        <text:list-item>
          <text:p text:style-name="P10"><text:span text:style-name="T4">En la parte privada de la aplicación aparecerá la foto de perfil el nombre de usuario y un botón que permitirá al usuario cerrar sesión de forma segura.</text:span></text:p>
        </text:list-item>
        <text:list-item>
          <text:p text:style-name="P13"><text:soft-page-break/><text:span text:style-name="T4">Implementa algún mecanismos de seguridad de sesiones. Por ejemplo cierre por inactividad y control de IP.</text:span></text:p>
        </text:list-item>
        <text:list-item>
          <text:p text:style-name="P10"><text:span text:style-name="T4">Permite al usuario elegir, entre dos, <text:s/>que color de fondo de página prefiere. Utiliza una cookie para almacenar el color seleccionado.</text:span></text:p>
        </text:list-item>
      </text:list>
      <text:p text:style-name="P1"><text:span text:style-name="T4"><text:tab/>,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076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34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8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15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9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96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076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ike bonilla</meta:initial-creator>
    <dc:creator>judit </dc:creator>
    <meta:editing-cycles>3</meta:editing-cycles>
    <meta:print-date>2023-10-24T09:19:00</meta:print-date>
    <meta:creation-date>2023-11-07T22:21:00</meta:creation-date>
    <dc:date>2024-02-12T18:06:37.41</dc:date>
    <meta:editing-duration>P0D</meta:editing-duration>
    <meta:generator>OpenOffice/4.1.13$Win32 OpenOffice.org_project/4113m1$Build-9810</meta:generator>
    <meta:document-statistic meta:table-count="0" meta:image-count="0" meta:object-count="0" meta:page-count="4" meta:paragraph-count="66" meta:word-count="989" meta:character-count="62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